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ce1"/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P(X)</text:p>
          </table:table-cell>
          <table:table-cell/>
          <table:table-cell office:value-type="string" calcext:value-type="string">
            <text:p>P(Y)</text:p>
          </table:table-cell>
          <table:table-cell table:number-columns-repeated="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ce2" table:formula="of:=SUM([.A3:.F3])/[.$G$2]" office:value-type="float" office:value="1" calcext:value-type="float">
            <text:p>1,00</text:p>
          </table:table-cell>
          <table:table-cell table:style-name="ce2" table:formula="of:=IF([.H3]&lt;&gt;0;[.H3]*LOG([.H3];2);0)" office:value-type="float" office:value="0" calcext:value-type="float">
            <text:p>0,00</text:p>
          </table:table-cell>
          <table:table-cell table:style-name="ce2" table:formula="of:=SUM([.A4:.F4])/[.$G$2]" office:value-type="float" office:value="0" calcext:value-type="float">
            <text:p>0,00</text:p>
          </table:table-cell>
          <table:table-cell table:style-name="ce2" table:formula="of:=IF([.J3]&lt;&gt;0;[.J3]*LOG([.J3];2);0)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1-[.H3]" office:value-type="float" office:value="0" calcext:value-type="float">
            <text:p>0</text:p>
          </table:table-cell>
          <table:table-cell table:style-name="ce2" table:formula="of:=IF([.H4]&lt;&gt;0;[.H4]*LOG([.H4];2);0)" office:value-type="float" office:value="0" calcext:value-type="float">
            <text:p>0,00</text:p>
          </table:table-cell>
          <table:table-cell table:formula="of:=1-[.J3]" office:value-type="float" office:value="1" calcext:value-type="float">
            <text:p>1</text:p>
          </table:table-cell>
          <table:table-cell table:style-name="ce2" table:formula="of:=IF([.J4]&lt;&gt;0;[.J4]*LOG([.J4];2);0)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formula="of:=IF([.A3]=[.A4];IF([.A3]=1;4;1);IF([.A3]=1;3;2))" office:value-type="float" office:value="3" calcext:value-type="float">
            <text:p>3</text:p>
          </table:table-cell>
          <table:table-cell table:formula="of:=IF([.B3]=[.B4];IF([.B3]=1;4;1);IF([.B3]=1;3;2))" office:value-type="float" office:value="3" calcext:value-type="float">
            <text:p>3</text:p>
          </table:table-cell>
          <table:table-cell table:formula="of:=IF([.C3]=[.C4];IF([.C3]=1;4;1);IF([.C3]=1;3;2))" office:value-type="float" office:value="3" calcext:value-type="float">
            <text:p>3</text:p>
          </table:table-cell>
          <table:table-cell table:formula="of:=IF([.D3]=[.D4];IF([.D3]=1;4;1);IF([.D3]=1;3;2)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(X)</text:p>
          </table:table-cell>
          <table:table-cell table:style-name="ce2" table:formula="of:=-SUM([.I3:.I4])" office:value-type="float" office:value="-0" calcext:value-type="float">
            <text:p>0,00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H(Y)</text:p>
          </table:table-cell>
          <table:table-cell table:formula="of:=-SUM([.K3:.K4])" office:value-type="float" office:value="-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H(X,Y)</text:p>
          </table:table-cell>
          <table:table-cell table:formula="of:=-SUM([.B10:.B13])" office:value-type="float" office:value="-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(X,Y)</text:p>
          </table:table-cell>
          <table:table-cell table:number-columns-repeated="14"/>
        </table:table-row>
        <table:table-row table:style-name="ro1">
          <table:table-cell table:style-name="ce2" table:formula="of:=COUNTIF([.A$6:.F$6];1)/[.$G$2]" office:value-type="float" office:value="0" calcext:value-type="float">
            <text:p>0,00</text:p>
          </table:table-cell>
          <table:table-cell table:style-name="ce2" table:formula="of:=IF([.A10]&lt;&gt;0;[.A10]*LOG([.A10];2);0)" office:value-type="float" office:value="0" calcext:value-type="float">
            <text:p>0,00</text:p>
          </table:table-cell>
          <table:table-cell table:number-columns-repeated="4"/>
          <table:table-cell office:value-type="string" calcext:value-type="string">
            <text:p>I</text:p>
          </table:table-cell>
          <table:table-cell table:formula="of:=[.H7]+[.H6]-[.H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" table:formula="of:=COUNTIF([.A$6:.F$6];2)/[.$G$2]" office:value-type="float" office:value="0" calcext:value-type="float">
            <text:p>0,00</text:p>
          </table:table-cell>
          <table:table-cell table:style-name="ce2" table:formula="of:=IF([.A11]&lt;&gt;0;[.A11]*LOG([.A11];2);0)" office:value-type="float" office:value="0" calcext:value-type="float">
            <text:p>0,00</text:p>
          </table:table-cell>
          <table:table-cell table:number-columns-repeated="13"/>
        </table:table-row>
        <table:table-row table:style-name="ro1">
          <table:table-cell table:style-name="ce2" table:formula="of:=COUNTIF([.A$6:.F$6];3)/[.$G$2]" office:value-type="float" office:value="1" calcext:value-type="float">
            <text:p>1,00</text:p>
          </table:table-cell>
          <table:table-cell table:style-name="ce2" table:formula="of:=IF([.A12]&lt;&gt;0;[.A12]*LOG([.A12];2);0)" office:value-type="float" office:value="0" calcext:value-type="float">
            <text:p>0,00</text:p>
          </table:table-cell>
          <table:table-cell table:number-columns-repeated="13"/>
        </table:table-row>
        <table:table-row table:style-name="ro1">
          <table:table-cell table:style-name="ce2" table:formula="of:=COUNTIF([.A$6:.F$6];4)/[.$G$2]" office:value-type="float" office:value="0" calcext:value-type="float">
            <text:p>0,00</text:p>
          </table:table-cell>
          <table:table-cell table:style-name="ce2" table:formula="of:=IF([.A13]&lt;&gt;0;[.A13]*LOG([.A13];2);0)" office:value-type="float" office:value="0" calcext:value-type="float">
            <text:p>0,00</text:p>
          </table:table-cell>
          <table:table-cell table:number-columns-repeated="13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4" office:value-type="float" office:value="0.25" calcext:value-type="float">
            <text:p>0,25</text:p>
          </table:table-cell>
          <table:table-cell table:formula="of:=SUM([.A19:.D19]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formula="of:=[.A19]*LOG([.A19];2)" office:value-type="float" office:value="-0.5" calcext:value-type="float">
            <text:p>-0,5</text:p>
          </table:table-cell>
          <table:table-cell table:formula="of:=[.B19]*LOG([.B19];2)" office:value-type="float" office:value="-0.5" calcext:value-type="float">
            <text:p>-0,5</text:p>
          </table:table-cell>
          <table:table-cell table:formula="of:=[.C19]*LOG([.C19];2)" office:value-type="float" office:value="-0.5" calcext:value-type="float">
            <text:p>-0,5</text:p>
          </table:table-cell>
          <table:table-cell table:formula="of:=[.D19]*LOG([.D19];2)" office:value-type="float" office:value="-0.5" calcext:value-type="float">
            <text:p>-0,5</text:p>
          </table:table-cell>
          <table:table-cell table:formula="of:=-SUM([.A20:.D20]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style-name="Default" office:value-type="float" office:value="0.745098" calcext:value-type="float">
            <text:p>0,745098</text:p>
          </table:table-cell>
          <table:table-cell table:style-name="Default" table:formula="of:=1-[.A22]" office:value-type="float" office:value="0.254902" calcext:value-type="float">
            <text:p>0,254902</text:p>
          </table:table-cell>
          <table:table-cell table:style-name="Default" table:number-columns-repeated="13"/>
        </table:table-row>
        <table:table-row table:style-name="ro1">
          <table:table-cell table:style-name="Default" table:formula="of:=[.A22]*LOG([.A22];2)" office:value-type="float" office:value="-0.316292539616763" calcext:value-type="float">
            <text:p>-0,316292539616763</text:p>
          </table:table-cell>
          <table:table-cell table:style-name="Default" table:formula="of:=[.B22]*LOG([.B22];2)" office:value-type="float" office:value="-0.502663022909337" calcext:value-type="float">
            <text:p>-0,502663022909337</text:p>
          </table:table-cell>
          <table:table-cell table:style-name="Default" table:formula="of:=-SUM([.A23:.B23])" office:value-type="float" office:value="0.8189555625261" calcext:value-type="float">
            <text:p>0,8189555625261</text:p>
          </table:table-cell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number:number-style style:name="N105">
      <number:number number:decimal-places="3" loext:min-decimal-places="3" number:min-integer-digits="1"/>
    </number:number-style>
    <number:number-style style:name="N106">
      <number:number number:decimal-places="4" loext:min-decimal-places="4" number:min-integer-digits="1"/>
    </number:number-style>
    <number:number-style style:name="N107">
      <number:number number:decimal-places="5" loext:min-decimal-places="5" number:min-integer-digits="1"/>
    </number:number-style>
    <number:number-style style:name="N108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 style:data-style-name="N2" text:time-value="14:21:20.918183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08:02:24.005720446</meta:creation-date>
    <dc:date>2019-01-10T23:21:12.580413680</dc:date>
    <meta:editing-duration>PT6H49M37S</meta:editing-duration>
    <meta:editing-cycles>2</meta:editing-cycles>
    <meta:generator>LibreOffice/6.1.3.2$MacOSX_X86_64 LibreOffice_project/86daf60bf00efa86ad547e59e09d6bb77c699acb</meta:generator>
    <meta:document-statistic meta:table-count="1" meta:cell-count="55" meta:object-count="0"/>
  </office:meta>
</office:document-meta>
</file>